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loext:padding="0.049cm" loext:border="0.06pt solid #e5e7eb"/>
    </style:style>
    <style:style style:name="P2" style:family="paragraph" style:parent-style-name="Heading_20_2">
      <style:paragraph-properties fo:margin-left="0cm" fo:margin-right="0cm" fo:text-indent="0cm" style:auto-text-indent="false" fo:padding="0.049cm" fo:border="0.06pt solid #e5e7eb"/>
    </style:style>
    <style:style style:name="P3" style:family="paragraph" style:parent-style-name="Preformatted_20_Text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4" style:family="paragraph" style:parent-style-name="Preformatted_20_Text">
      <style:paragraph-properties fo:margin-left="0cm" fo:margin-right="0cm" fo:text-indent="0cm" style:auto-text-indent="false" fo:padding="0.049cm" fo:border="0.06pt solid #e5e7eb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5e7eb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e5e7eb"/>
    </style:style>
    <style:style style:name="P7" style:family="paragraph" style:parent-style-name="Text_20_body" style:list-style-name="L2">
      <style:paragraph-properties fo:margin-left="0cm" fo:margin-right="0cm" fo:text-indent="0cm" style:auto-text-indent="false" fo:padding="0.049cm" fo:border="0.06pt solid #e5e7eb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9" style:family="paragraph" style:parent-style-name="Text_20_body" style:list-style-name="L3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.049cm" fo:border="0.06pt solid #e5e7eb"/>
    </style:style>
    <style:style style:name="P11" style:family="paragraph" style:parent-style-name="Text_20_body" style:list-style-name="L4">
      <style:paragraph-properties fo:margin-left="0cm" fo:margin-right="0cm" fo:text-indent="0cm" style:auto-text-indent="false" fo:padding="0.049cm" fo:border="0.06pt solid #e5e7eb"/>
    </style:style>
    <style:style style:name="P12" style:family="paragraph" style:parent-style-name="Text_20_body" style:list-style-name="L4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13" style:family="paragraph" style:parent-style-name="Text_20_body" style:list-style-name="L5">
      <style:paragraph-properties fo:margin-left="0cm" fo:margin-right="0cm" fo:text-indent="0cm" style:auto-text-indent="false" fo:padding="0.049cm" fo:border="0.06pt solid #e5e7eb"/>
    </style:style>
    <style:style style:name="P14" style:family="paragraph" style:parent-style-name="Text_20_body" style:list-style-name="L5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15" style:family="paragraph" style:parent-style-name="Heading_20_2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16" style:family="paragraph" style:parent-style-name="Text_20_body" style:list-style-name="L6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17" style:family="paragraph" style:parent-style-name="Text_20_body" style:list-style-name="L6">
      <style:paragraph-properties fo:margin-left="0cm" fo:margin-right="0cm" fo:text-indent="0cm" style:auto-text-indent="false" fo:padding="0.049cm" fo:border="0.06pt solid #e5e7eb"/>
    </style:style>
    <style:style style:name="P18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19" style:family="paragraph" style:parent-style-name="Standard">
      <style:paragraph-properties fo:margin-left="0cm" fo:margin-right="0cm" fo:text-indent="0cm" style:auto-text-indent="false"/>
      <style:text-properties loext:padding="0.049cm" loext:border="0.06pt solid #e5e7eb"/>
    </style:style>
    <style:style style:name="P20" style:family="paragraph" style:parent-style-name="Standard">
      <style:paragraph-properties fo:margin-left="0cm" fo:margin-right="0cm" fo:text-indent="0cm" style:auto-text-indent="false"/>
      <style:text-properties loext:padding="0.049cm" loext:border="0.06pt solid #000000"/>
    </style:style>
    <style:style style:name="P21" style:family="paragraph" style:parent-style-name="Text_20_body" style:list-style-name="L7">
      <style:paragraph-properties fo:margin-left="0cm" fo:margin-right="0cm" fo:text-indent="0cm" style:auto-text-indent="false" fo:padding="0.049cm" fo:border="0.06pt solid #e5e7eb"/>
    </style:style>
    <style:style style:name="P22" style:family="paragraph" style:parent-style-name="Text_20_body" style:list-style-name="L7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23" style:family="paragraph" style:parent-style-name="Text_20_body">
      <style:paragraph-properties fo:margin-left="0cm" fo:margin-right="0cm" fo:text-indent="0cm" style:auto-text-indent="false" fo:padding="0.049cm" fo:border="0.06pt solid #e5e7eb"/>
    </style:style>
    <style:style style:name="P24" style:family="paragraph" style:parent-style-name="Text_20_body" style:list-style-name="L8">
      <style:paragraph-properties fo:margin-left="0cm" fo:margin-right="0cm" fo:text-indent="0cm" style:auto-text-indent="false" fo:padding="0.049cm" fo:border="0.06pt solid #e5e7eb"/>
    </style:style>
    <style:style style:name="P25" style:family="paragraph" style:parent-style-name="Text_20_body" style:list-style-name="L9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26" style:family="paragraph" style:parent-style-name="Text_20_body" style:list-style-name="L10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27" style:family="paragraph" style:parent-style-name="Text_20_body">
      <style:paragraph-properties fo:margin-left="0cm" fo:margin-right="0cm" fo:text-indent="0cm" style:auto-text-indent="false" fo:padding="0.049cm" fo:border="0.06pt solid #e5e7eb"/>
      <style:text-properties loext:padding="0.049cm" loext:border="0.06pt solid #000000"/>
    </style:style>
    <style:style style:name="P28" style:family="paragraph" style:parent-style-name="Text_20_body" style:list-style-name="L11">
      <style:paragraph-properties fo:margin-left="0cm" fo:margin-right="0cm" fo:text-indent="0cm" style:auto-text-indent="false" fo:padding="0.049cm" fo:border="0.06pt solid #e5e7eb"/>
    </style:style>
    <style:style style:name="P29" style:family="paragraph" style:parent-style-name="Text_20_body" style:list-style-name="L12">
      <style:paragraph-properties fo:margin-left="0cm" fo:margin-right="0cm" fo:text-indent="0cm" style:auto-text-indent="false" fo:padding="0.049cm" fo:border="0.06pt solid #e5e7eb"/>
    </style:style>
    <style:style style:name="P30" style:family="paragraph" style:parent-style-name="Text_20_body" style:list-style-name="L12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31" style:family="paragraph" style:parent-style-name="Text_20_body" style:list-style-name="L13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32" style:family="paragraph" style:parent-style-name="Text_20_body" style:list-style-name="L14">
      <style:paragraph-properties fo:margin-left="0cm" fo:margin-right="0cm" fo:text-indent="0cm" style:auto-text-indent="false" fo:padding="0.049cm" fo:border="0.06pt solid #e5e7eb"/>
    </style:style>
    <style:style style:name="P33" style:family="paragraph" style:parent-style-name="Text_20_body" style:list-style-name="L15">
      <style:paragraph-properties fo:margin-left="0cm" fo:margin-right="0cm" fo:text-indent="0cm" style:auto-text-indent="false" fo:padding="0.049cm" fo:border="0.06pt solid #e5e7eb"/>
    </style:style>
    <style:style style:name="P34" style:family="paragraph" style:parent-style-name="Text_20_body" style:list-style-name="L16">
      <style:paragraph-properties fo:margin-left="0cm" fo:margin-right="0cm" fo:text-indent="0cm" style:auto-text-indent="false" fo:padding="0.049cm" fo:border="0.06pt solid #e5e7eb"/>
    </style:style>
    <style:style style:name="P35" style:family="paragraph" style:parent-style-name="Text_20_body" style:list-style-name="L17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36" style:family="paragraph" style:parent-style-name="Text_20_body" style:list-style-name="L18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37" style:family="paragraph" style:parent-style-name="Text_20_body" style:list-style-name="L18">
      <style:paragraph-properties fo:margin-left="0cm" fo:margin-right="0cm" fo:text-indent="0cm" style:auto-text-indent="false" fo:padding="0.049cm" fo:border="0.06pt solid #e5e7eb"/>
    </style:style>
    <style:style style:name="P38" style:family="paragraph" style:parent-style-name="Text_20_body" style:list-style-name="L19">
      <style:paragraph-properties fo:margin-left="0cm" fo:margin-right="0cm" fo:text-indent="0cm" style:auto-text-indent="false" fo:padding="0.049cm" fo:border="0.06pt solid #e5e7eb"/>
    </style:style>
    <style:style style:name="P39" style:family="paragraph" style:parent-style-name="Text_20_body" style:list-style-name="L20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40" style:family="paragraph" style:parent-style-name="Text_20_body" style:list-style-name="L21">
      <style:paragraph-properties fo:margin-left="0cm" fo:margin-right="0cm" fo:text-indent="0cm" style:auto-text-indent="false" fo:padding="0.049cm" fo:border="0.06pt solid #e5e7eb"/>
    </style:style>
    <style:style style:name="P41" style:family="paragraph" style:parent-style-name="Text_20_body" style:list-style-name="L22">
      <style:paragraph-properties fo:margin-left="0cm" fo:margin-right="0cm" fo:text-indent="0cm" style:auto-text-indent="false" fo:padding="0.049cm" fo:border="0.06pt solid #e5e7eb"/>
    </style:style>
    <style:style style:name="P42" style:family="paragraph" style:parent-style-name="Text_20_body" style:list-style-name="L23">
      <style:paragraph-properties fo:margin-left="0cm" fo:margin-right="0cm" fo:text-indent="0cm" style:auto-text-indent="false" fo:padding="0.049cm" fo:border="0.06pt solid #e5e7eb"/>
    </style:style>
    <style:style style:name="P43" style:family="paragraph" style:parent-style-name="Text_20_body" style:list-style-name="L23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44" style:family="paragraph" style:parent-style-name="Text_20_body" style:list-style-name="L24">
      <style:paragraph-properties fo:margin-left="0cm" fo:margin-right="0cm" fo:text-indent="0cm" style:auto-text-indent="false" fo:padding="0.049cm" fo:border="0.06pt solid #e5e7eb"/>
    </style:style>
    <style:style style:name="P45" style:family="paragraph" style:parent-style-name="Text_20_body" style:list-style-name="L25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T1" style:family="text">
      <style:text-properties loext:padding="0.049cm" loext:border="0.06pt solid #e5e7eb"/>
    </style:style>
    <style:style style:name="T2" style:family="text">
      <style:text-properties loext:padding="0cm" loext:border="none"/>
    </style:style>
    <style:style style:name="T3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analisi-delloutput-del-programma"/>Analisi dell’output del programma</text:h>
      <text:section text:style-name="Sect1" text:name="markdown-content-13">
        <text:h text:style-name="P2" text:outline-level="2"><text:span text:style-name="T1">1. </text:span><text:span text:style-name="Strong_20_Emphasis"><text:span text:style-name="T1">Epoch Duration e Tempi</text:span></text:span></text:h>
        <text:p text:style-name="P3">json</text:p>
        <text:p text:style-name="P4"><text:span text:style-name="Source_20_Text"><text:span text:style-name="T1">"1-Epoch_Duration": 20000,</text:span></text:span></text:p>
        <text:p text:style-name="P4"><text:span text:style-name="Source_20_Text"><text:span text:style-name="T1">"2-Expected_Epoch_Duration": 20000,</text:span></text:span></text:p>
        <text:p text:style-name="P4"><text:span text:style-name="Source_20_Text"><text:span text:style-name="T1">"3-Epochs_Required": 4,</text:span></text:span></text:p>
        <text:p text:style-name="P5"><text:span text:style-name="Source_20_Text"><text:span text:style-name="T1">"4-Collective_Finish_Time": 80000,</text:span></text:span></text:p>
        <text:list text:style-name="L1">
          <text:list-item>
            <text:p text:style-name="P6"><text:span text:style-name="Strong_20_Emphasis"><text:span text:style-name="T1">Epoch Duration (20000)</text:span></text:span><text:span text:style-name="T1">: ogni epoca (o ciclo temporale) dura 20.000 unità di tempo (es. millisecondi).</text:span></text:p>
          </text:list-item>
          <text:list-item>
            <text:p text:style-name="P6"><text:span text:style-name="Strong_20_Emphasis"><text:span text:style-name="T1">Expected Epoch Duration (20000)</text:span></text:span><text:span text:style-name="T1">: durata prevista per ogni epoca, conferma il valore sopra.</text:span></text:p>
          </text:list-item>
          <text:list-item>
            <text:p text:style-name="P6"><text:span text:style-name="Strong_20_Emphasis"><text:span text:style-name="T1">Epochs Required (4)</text:span></text:span><text:span text:style-name="T1">: il trasferimento collettivo dei dati richiede 4 epoche per essere completato.</text:span></text:p>
          </text:list-item>
          <text:list-item>
            <text:p text:style-name="P6"><text:span text:style-name="Strong_20_Emphasis"><text:span text:style-name="T1">Collective Finish Time (80000)</text:span></text:span><text:span text:style-name="T1">: tempo totale per completare la trasmissione collettiva, calcolato come 4 epoche × 20.000 unità = 80.000 unità di tempo.</text:span></text:p>
          </text:list-item>
        </text:list>
        <text:p text:style-name="Horizontal_20_Line"/>
        <text:h text:style-name="P2" text:outline-level="2"><text:span text:style-name="T1">2. </text:span><text:span text:style-name="Strong_20_Emphasis"><text:span text:style-name="T1">Bandwidth Algoritmica</text:span></text:span></text:h>
        <text:p text:style-name="P3">json</text:p>
        <text:p text:style-name="P5"><text:span text:style-name="Source_20_Text"><text:span text:style-name="T1">"5-Algo_Bandwidth": 6.5536,</text:span></text:span></text:p>
        <text:list text:style-name="L2">
          <text:list-item>
            <text:p text:style-name="P7"><text:span text:style-name="T1">Questo valore indica la </text:span><text:span text:style-name="Strong_20_Emphasis"><text:span text:style-name="T1">banda effettiva media utilizzata dall’algoritmo</text:span></text:span><text:span text:style-name="T1"> durante la trasmissione.</text:span></text:p>
          </text:list-item>
          <text:list-item>
            <text:p text:style-name="P8">Probabilmente è espressa in unità normalizzate (ad esempio chunk per unità di tempo).</text:p>
          </text:list-item>
          <text:list-item>
            <text:p text:style-name="P8">Un valore di 6.5536 suggerisce una buona efficienza nel trasferimento dati.</text:p>
          </text:list-item>
        </text:list>
        <text:p text:style-name="Horizontal_20_Line"/>
        <text:h text:style-name="P2" text:outline-level="2"><text:span text:style-name="T1">3. </text:span><text:span text:style-name="Strong_20_Emphasis"><text:span text:style-name="T1">Demand Met (Domanda Soddisfatta)</text:span></text:span></text:h>
        <text:p text:style-name="P3">json</text:p>
        <text:p text:style-name="P4"><text:span text:style-name="Source_20_Text"><text:span text:style-name="T1">"6-Demand_Met": {</text:span></text:span></text:p>
        <text:p text:style-name="P4"><text:span text:style-name="Source_20_Text"><text:span text:style-name="T1"><text:s text:c="2"/>"GPU 0": {</text:span></text:span></text:p>
        <text:p text:style-name="P4"><text:span text:style-name="Source_20_Text"><text:span text:style-name="T1"><text:s text:c="4"/>"GPU 1": {</text:span></text:span></text:p>
        <text:p text:style-name="P4"><text:span text:style-name="Source_20_Text"><text:span text:style-name="T1"><text:s text:c="6"/>"Chunk 0": 20000,</text:span></text:span></text:p>
        <text:p text:style-name="P4"><text:span text:style-name="Source_20_Text"><text:span text:style-name="T1"><text:s text:c="6"/>"Chunk 1": 20000,</text:span></text:span></text:p>
        <text:p text:style-name="P4"><text:span text:style-name="Source_20_Text"><text:span text:style-name="T1"><text:s text:c="6"/>...</text:span></text:span></text:p>
        <text:p text:style-name="P4"><text:soft-page-break/><text:span text:style-name="Source_20_Text"><text:span text:style-name="T1"><text:s text:c="4"/>}</text:span></text:span></text:p>
        <text:p text:style-name="P4"><text:span text:style-name="Source_20_Text"><text:span text:style-name="T1"><text:s text:c="2"/>}</text:span></text:span></text:p>
        <text:p text:style-name="P5"><text:span text:style-name="Source_20_Text"><text:span text:style-name="T1">}</text:span></text:span></text:p>
        <text:list text:style-name="L3">
          <text:list-item>
            <text:p text:style-name="P9">Qui si mostra che la domanda di dati tra GPU è stata soddisfatta.</text:p>
          </text:list-item>
          <text:list-item>
            <text:p text:style-name="P10"><text:span text:style-name="T1">Ad esempio, da </text:span><text:span text:style-name="Strong_20_Emphasis"><text:span text:style-name="T1">GPU 1 a GPU 0</text:span></text:span><text:span text:style-name="T1"> sono stati trasferiti i chunk 0, 1, ..., 7, ognuno con un valore 20000 (probabilmente tempo o quantità trasferita).</text:span></text:p>
          </text:list-item>
          <text:list-item>
            <text:p text:style-name="P9">Indica che tutti i chunk richiesti sono stati correttamente trasmessi.</text:p>
          </text:list-item>
        </text:list>
        <text:p text:style-name="Horizontal_20_Line"/>
        <text:h text:style-name="P2" text:outline-level="2"><text:span text:style-name="T1">4. </text:span><text:span text:style-name="Strong_20_Emphasis"><text:span text:style-name="T1">Flows (Flussi di dati)</text:span></text:span></text:h>
        <text:p text:style-name="P3">json</text:p>
        <text:p text:style-name="P4"><text:span text:style-name="Source_20_Text"><text:span text:style-name="T1">"7-Flows": [</text:span></text:span></text:p>
        <text:p text:style-name="P4"><text:span text:style-name="Source_20_Text"><text:span text:style-name="T1"><text:s text:c="2"/>"Chunk 1 from 1 traveled over 1-&gt;13 in epoch 0",</text:span></text:span></text:p>
        <text:p text:style-name="P4"><text:span text:style-name="Source_20_Text"><text:span text:style-name="T1"><text:s text:c="2"/>"Chunk 1 from 21 traveled over 21-&gt;20 in epoch 0",</text:span></text:span></text:p>
        <text:p text:style-name="P4"><text:span text:style-name="Source_20_Text"><text:span text:style-name="T1"><text:s text:c="2"/>...</text:span></text:span></text:p>
        <text:p text:style-name="P5"><text:span text:style-name="Source_20_Text"><text:span text:style-name="T1">]</text:span></text:span></text:p>
        <text:list text:style-name="L4">
          <text:list-item>
            <text:p text:style-name="P11"><text:span text:style-name="T1">Elenco dettagliato dei </text:span><text:span text:style-name="Strong_20_Emphasis"><text:span text:style-name="T1">flussi di chunk</text:span></text:span><text:span text:style-name="T1"> durante ogni epoca.</text:span></text:p>
          </text:list-item>
          <text:list-item>
            <text:p text:style-name="P12">Ogni riga indica che un certo chunk (es. Chunk 1) è stato trasmesso da un nodo sorgente (es. nodo 1) a un nodo destinazione (es. nodo 13) durante una specifica epoca (qui epoch 0).</text:p>
          </text:list-item>
          <text:list-item>
            <text:p text:style-name="P12">Permette di tracciare il percorso e la tempistica di ogni chunk nella rete.</text:p>
          </text:list-item>
        </text:list>
        <text:p text:style-name="Horizontal_20_Line"/>
        <text:h text:style-name="P2" text:outline-level="2"><text:span text:style-name="T1">5. </text:span><text:span text:style-name="Strong_20_Emphasis"><text:span text:style-name="T1">Chunk Paths (Percorsi dei chunk)</text:span></text:span></text:h>
        <text:p text:style-name="P3">json</text:p>
        <text:p text:style-name="P4"><text:span text:style-name="Source_20_Text"><text:span text:style-name="T1">"8-Chunk paths": {</text:span></text:span></text:p>
        <text:p text:style-name="P4"><text:span text:style-name="Source_20_Text"><text:span text:style-name="T1"><text:s text:c="2"/>"Demand at 0 for chunk 0 from 1 met by epoch 0": [</text:span></text:span></text:p>
        <text:p text:style-name="P4"><text:span text:style-name="Source_20_Text"><text:span text:style-name="T1"><text:s text:c="4"/>"1-&gt;0 in epoch 0"</text:span></text:span></text:p>
        <text:p text:style-name="P4"><text:span text:style-name="Source_20_Text"><text:span text:style-name="T1"><text:s text:c="2"/>],</text:span></text:span></text:p>
        <text:p text:style-name="P4"><text:span text:style-name="Source_20_Text"><text:span text:style-name="T1"><text:s text:c="2"/>"Demand at 0 for chunk 0 from 10 met by epoch 1": [</text:span></text:span></text:p>
        <text:p text:style-name="P4"><text:span text:style-name="Source_20_Text"><text:span text:style-name="T1"><text:s text:c="4"/>"10-&gt;2 in epoch 0",</text:span></text:span></text:p>
        <text:p text:style-name="P4"><text:span text:style-name="Source_20_Text"><text:span text:style-name="T1"><text:s text:c="4"/>"2-&gt;0 in epoch 1"</text:span></text:span></text:p>
        <text:p text:style-name="P4"><text:span text:style-name="Source_20_Text"><text:span text:style-name="T1"><text:s text:c="2"/>],</text:span></text:span></text:p>
        <text:p text:style-name="P4"><text:span text:style-name="Source_20_Text"><text:span text:style-name="T1"><text:s text:c="2"/>...</text:span></text:span></text:p>
        <text:p text:style-name="P5"><text:span text:style-name="Source_20_Text"><text:span text:style-name="T1">}</text:span></text:span></text:p>
        <text:list text:style-name="L5">
          <text:list-item>
            <text:p text:style-name="P13"><text:span text:style-name="T1">Qui viene mostrato </text:span><text:span text:style-name="Strong_20_Emphasis"><text:span text:style-name="T1">come e quando la domanda di un chunk specifico è stata soddisfatta</text:span></text:span><text:span text:style-name="T1">.</text:span></text:p>
          </text:list-item>
          <text:list-item>
            <text:p text:style-name="P14"><text:soft-page-break/>Ad esempio, il chunk 0 richiesto al nodo 0 da nodo 1 è stato consegnato direttamente in epoca 0.</text:p>
          </text:list-item>
          <text:list-item>
            <text:p text:style-name="P14">Per il chunk 0 richiesto da nodo 10 a nodo 0, il percorso è stato più articolato: da 10 a 2 in epoca 0, poi da 2 a 0 in epoca 1.</text:p>
          </text:list-item>
          <text:list-item>
            <text:p text:style-name="P14">Questo dettaglio è utile per capire la latenza e il routing effettivo di ogni pezzo di dato.</text:p>
          </text:list-item>
        </text:list>
        <text:p text:style-name="Horizontal_20_Line"/>
        <text:h text:style-name="P15" text:outline-level="2"><text:bookmark text:name="sintesi-e-interpretazione-complessiva"/>Sintesi e interpretazione complessiva</text:h>
        <text:list text:style-name="L6">
          <text:list-item>
            <text:p text:style-name="P16">Il modello ha pianificato la trasmissione di dati suddivisi in chunk attraverso una rete simulata.</text:p>
          </text:list-item>
          <text:list-item>
            <text:p text:style-name="P17"><text:span text:style-name="T1">La trasmissione è stata suddivisa in </text:span><text:span text:style-name="Strong_20_Emphasis"><text:span text:style-name="T1">4 epoche</text:span></text:span><text:span text:style-name="T1"> da 20.000 unità di tempo ciascuna, per un totale di 80.000 unità.</text:span></text:p>
          </text:list-item>
          <text:list-item>
            <text:p text:style-name="P16">Tutti i chunk richiesti sono stati trasferiti con successo tra i nodi (GPU), rispettando le richieste di domanda.</text:p>
          </text:list-item>
          <text:list-item>
            <text:p text:style-name="P16">Il dettaglio dei flussi e dei percorsi mostra esattamente come i chunk si sono mossi nella rete, nodo per nodo, epoca per epoca.</text:p>
          </text:list-item>
          <text:list-item>
            <text:p text:style-name="P16">La banda algoritmica indica l’efficienza media della trasmissione.</text:p>
          </text:list-item>
        </text:list>
        <text:p text:style-name="Horizontal_20_Line"/>
        <text:p text:style-name="P18">Se vuoi, posso aiutarti ad approfondire qualche parte specifica (ad esempio interpretare meglio i flussi o calcolare latenze) o spiegarti come usare queste informazioni per ottimizzare la rete o la schedulazione!</text:p>
      </text:section>
      <text:p text:style-name="P19">Condividi</text:p>
      <text:p text:style-name="P19">Esporta</text:p>
      <text:p text:style-name="P19">Rifai</text:p>
      <text:p text:style-name="P19">mi dici cosa fa questo output e se pensi che abbia realmente trovato un algoritmo ottimizzato</text:p>
      <text:p text:style-name="P19">mi dici cosa fa questo output e se pensi che abbia realmente trovato un algoritmo ottimizzato</text:p>
      <text:p text:style-name="P19">Risposta</text:p>
      <text:p text:style-name="P19">Fonti</text:p>
      <text:p text:style-name="P19">·<text:span text:style-name="T2">1</text:span></text:p>
      <text:p text:style-name="P20">Allegato</text:p>
      <text:p text:style-name="P19">paste.txt</text:p>
      <text:section text:style-name="Sect1" text:name="markdown-content-14">
        <text:h text:style-name="P15" text:outline-level="2"><text:soft-page-break/>Cosa fa questo output</text:h>
        <text:p text:style-name="P18">L’output che hai fornito mostra il risultato di una simulazione o schedulazione di trasferimenti dati tra più GPU, suddividendo i dati in chunk e organizzando la trasmissione in epoche temporali<text:span text:style-name="T3">1</text:span>. In particolare:</text:p>
        <text:list text:style-name="L7">
          <text:list-item>
            <text:p text:style-name="P21"><text:span text:style-name="Strong_20_Emphasis"><text:span text:style-name="T1">Epoch Duration</text:span></text:span><text:span text:style-name="T1">: Ogni epoca dura 20000 unità di tempo.</text:span></text:p>
          </text:list-item>
          <text:list-item>
            <text:p text:style-name="P21"><text:span text:style-name="Strong_20_Emphasis"><text:span text:style-name="T1">Epochs Required</text:span></text:span><text:span text:style-name="T1">: Sono necessarie 4 epoche per completare tutti i trasferimenti previsti.</text:span></text:p>
          </text:list-item>
          <text:list-item>
            <text:p text:style-name="P21"><text:span text:style-name="Strong_20_Emphasis"><text:span text:style-name="T1">Collective Finish Time</text:span></text:span><text:span text:style-name="T1">: Il tempo totale per completare la collettiva è 80000 unità di tempo (4 epoche × 20000).</text:span></text:p>
          </text:list-item>
          <text:list-item>
            <text:p text:style-name="P21"><text:span text:style-name="Strong_20_Emphasis"><text:span text:style-name="T1">Algo Bandwidth</text:span></text:span><text:span text:style-name="T1">: La banda media effettiva utilizzata dall’algoritmo è 3.2768 (unità normalizzate).</text:span></text:p>
          </text:list-item>
          <text:list-item>
            <text:p text:style-name="P21"><text:span text:style-name="Strong_20_Emphasis"><text:span text:style-name="T1">Demand Met</text:span></text:span><text:span text:style-name="T1">: Questa sezione mostra, per ogni coppia di GPU, quando (in che epoca) ogni chunk richiesto è stato effettivamente ricevuto. Ad esempio, </text:span><text:span text:style-name="Source_20_Text"><text:span text:style-name="T1">"GPU 0" -&gt; "GPU 1": "Chunk 0": 20000</text:span></text:span><text:span text:style-name="T1"> indica che il chunk 0 richiesto da GPU 1 a GPU 0 è stato ricevuto al termine della prima epoca (20000).</text:span></text:p>
          </text:list-item>
          <text:list-item>
            <text:p text:style-name="P22">Le strutture sono ripetute per tutte le GPU e per ogni chunk, mostrando la granularità temporale della soddisfazione delle richieste.</text:p>
          </text:list-item>
        </text:list>
        <text:p text:style-name="Horizontal_20_Line"/>
        <text:h text:style-name="P15" text:outline-level="2">L’algoritmo è realmente ottimizzato?</text:h>
        <text:p text:style-name="P23"><text:span text:style-name="Strong_20_Emphasis"><text:span text:style-name="T1">Cosa puoi dedurre dall’output:</text:span></text:span></text:p>
        <text:list text:style-name="L8">
          <text:list-item>
            <text:p text:style-name="P24"><text:span text:style-name="Strong_20_Emphasis"><text:span text:style-name="T1">Tutti i chunk richiesti risultano trasferiti entro il tempo massimo previsto</text:span></text:span><text:span text:style-name="T1"> (80000), e la distribuzione dei tempi di arrivo dei chunk mostra che l’algoritmo ha sfruttato tutte le epoche disponibili per completare i trasferimenti</text:span><text:span text:style-name="T3">1</text:span><text:span text:style-name="T1">.</text:span></text:p>
          </text:list-item>
          <text:list-item>
            <text:p text:style-name="P24"><text:span text:style-name="Strong_20_Emphasis"><text:span text:style-name="T1">La banda media utilizzata (3.2768)</text:span></text:span><text:span text:style-name="T1"> è un buon indicatore di efficienza, ma senza un valore di riferimento (ad esempio la banda massima teorica della rete) non puoi sapere se è il massimo ottenibile.</text:span></text:p>
          </text:list-item>
          <text:list-item>
            <text:p text:style-name="P24"><text:span text:style-name="Strong_20_Emphasis"><text:span text:style-name="T1">I tempi di arrivo dei chunk sono distribuiti tra le epoche</text:span></text:span><text:span text:style-name="T1">: alcuni chunk arrivano già alla prima epoca (20000), altri alla seconda (40000), altri ancora alla terza o quarta. Questo suggerisce che l’algoritmo sta effettivamente bilanciando il carico e sfruttando la capacità della rete, ma non necessariamente che sia la soluzione ottima globale.</text:span></text:p>
          </text:list-item>
        </text:list>
        <text:p text:style-name="P23"><text:span text:style-name="Strong_20_Emphasis"><text:span text:style-name="T1">Limiti dell’interpretazione:</text:span></text:span></text:p>
        <text:list text:style-name="L9">
          <text:list-item>
            <text:p text:style-name="P25"><text:soft-page-break/>L’output non mostra se l’algoritmo abbia raggiunto la soluzione ottimale teorica, ma solo che ha trovato una soluzione valida che rispetta i vincoli temporali e di domanda.</text:p>
          </text:list-item>
          <text:list-item>
            <text:p text:style-name="P25">Per valutare l’ottimalità, dovresti confrontare questo risultato con il tempo minimo teorico ottenibile (ad esempio, calcolando il lower bound dato dalla massima banda disponibile e dalla quantità di dati da trasferire).</text:p>
          </text:list-item>
          <text:list-item>
            <text:p text:style-name="P25">Se l’algoritmo è stato configurato per trovare soluzioni approssimate (ad esempio, con un mip_gap diverso da zero o metodi euristici), il risultato potrebbe essere vicino all’ottimo ma non garantito come tale.</text:p>
          </text:list-item>
        </text:list>
        <text:p text:style-name="Horizontal_20_Line"/>
        <text:p text:style-name="P23"><text:span text:style-name="Strong_20_Emphasis"><text:span text:style-name="T1">In sintesi:</text:span></text:span><text:span text:style-name="T1"><text:line-break/>L’output mostra che l’algoritmo ha trovato una soluzione efficiente e corretta per la schedulazione dei trasferimenti, rispettando i vincoli di tempo e domanda. Tuttavia, senza un confronto con il limite teorico o una certificazione di ottimalità (ad esempio, “optimal solution found”), non puoi affermare con certezza che sia la soluzione ottimale assoluta</text:span><text:span text:style-name="T3">1</text:span><text:span text:style-name="T1">. Puoi però dire che è una soluzione valida e potenzialmente molto vicina all’ottimo, soprattutto se la banda media utilizzata è elevata rispetto alle capacità della rete.</text:span></text:p>
        <text:p text:style-name="P18">Se vuoi una valutazione più precisa dell’ottimalità, servirebbe:</text:p>
        <text:list text:style-name="L10">
          <text:list-item>
            <text:p text:style-name="P26">Il valore teorico minimo di epoche/tempo per completare tutti i trasferimenti.</text:p>
          </text:list-item>
          <text:list-item>
            <text:p text:style-name="P26">Informazioni sul tipo di algoritmo usato (esatto o euristico).</text:p>
          </text:list-item>
          <text:list-item>
            <text:p text:style-name="P26">Eventuali messaggi di log che indichino “optimal solution found” o simili.</text:p>
          </text:list-item>
        </text:list>
        <text:p text:style-name="P27">1</text:p>
      </text:section>
      <text:p text:style-name="P19">Condividi</text:p>
      <text:p text:style-name="P19">Esporta</text:p>
      <text:p text:style-name="P19">Rifai</text:p>
      <text:p text:style-name="P19">./runTopologia.sh teccl/examples/sample_inputs/dragonflyPlus_input.json num_groups 2 spine_routers 2 leaf_routers 2 hosts_per_router 2 alpha '[1.0, 10.0]' heuristics 0.95 collective 1 time_limit 600 feasibility_tol 0.0001 intfeas_tol 0.0001 optimality_tol 0.0001 output_flag 0 log_file "" log_to_console 1 mip_gap 0.001 mip_focus 1 crossover -1 method -1 num_chunks 2 epoch_type 2 epoch_duration 20000 num_epochs 10 alpha_threshold 0.1 switch_copy true debug false debug_output_file "" objective_type 3 solution_method 2 schedule_output_file "teccl/examples/schedules/dragonflyPlus_schedule.json" questi sono i parametri con cui ho chiamato la simulazione per quell'output di prima e questa è la topologia from teccl.input_data import TopologyParams from teccl.topologies.topology import Topology class DragonflyPlus(Topology): def __init__(self, topo_input: TopologyParams): # Inizializza prima gli attributi self.leaf_routers = getattr(topo_input, 'leaf_routers', None) self.spine_routers = <text:soft-page-break/>getattr(topo_input, 'spine_routers', None) # Poi chiama il costruttore base super().__init__(topo_input) self.construct_topology(topo_input) def construct_topology(self, topo_input: TopologyParams): num_groups = topo_input.num_groups nodes_per_router = topo_input.hosts_per_router # Verifica che leaf e spine siano specificati if self.leaf_routers is None or self.spine_routers is None: raise ValueError("Devi specificare sia leaf_routers che spine_routers in TopologyParams") # Calcola dimensione gruppo come somma di leaf e spine r = self.leaf_routers + self.spine_routers # Velocità differenziate speed_leaf = 220 / self.chunk_size # velocità link leaf (host-host e leaf-spine) speed_spine = 80 / self.chunk_size # velocità link spine (globali) alpha_intra = topo_input.alpha[0] if len(topo_input.alpha) &gt; 0 else 1.0 alpha_global = topo_input.alpha[1] if len(topo_input.alpha) &gt; 1 else alpha_intra * 10 self.node_per_chassis = num_groups * r * nodes_per_router self.capacity = [[0 for _ in range(self.node_per_chassis)] for _ in range(self.node_per_chassis)] self.alpha = [[-1 for _ in range(self.node_per_chassis)] for _ in range(self.node_per_chassis)] def get_node_id(group, router, local_id): return group * r * nodes_per_router + router * nodes_per_router + local_id # 1) Host connessi solo ai leaf router (intra-router host connections) for group in range(num_groups): for leaf in range(self.leaf_routers): node_ids = [get_node_id(group, leaf, i) for i in range(nodes_per_router)] for i in node_ids: for j in node_ids: if i != j: self.capacity[i][j] = speed_leaf self.alpha[i][j] = alpha_intra # 2) Intra-group leaf-spine connections (bipartite completo) for group in range(num_groups): for leaf in range(self.leaf_routers): for spine in range(self.leaf_routers, r): for local_id in range(nodes_per_router): i = get_node_id(group, leaf, local_id) j = get_node_id(group, spine, local_id) self.capacity[i][j] = speed_leaf self.capacity[j][i] = speed_leaf self.alpha[i][j] = alpha_intra self.alpha[j][i] = alpha_intra # 3) Global links tra spine router di gruppi diversi (fully connected) for spine in range(self.leaf_routers, r): for g1 in range(num_groups): for g2 in range(g1 + 1, num_groups): for local_id in range(nodes_per_router): i = get_node_id(g1, spine, local_id) j = get_node_id(g2, spine, local_id) self.capacity[i][j] = speed_spine self.capacity[j][i] = speed_spine self.alpha[i][j] = alpha_global self.alpha[j][i] = alpha_global def set_switch_indicies(self) -&gt; None: super().set_switch_indicies() mi sai dire di piu ora?</text:p>
      <text:p text:style-name="P19">./runTopologia.sh teccl/examples/sample_inputs/dragonflyPlus_input.json num_groups 2 spine_routers 2 leaf_routers 2 hosts_per_router 2 alpha '[1.0, 10.0]' heuristics 0.95 collective 1 time_limit 600 feasibility_tol 0.0001 intfeas_tol 0.0001 optimality_tol 0.0001 output_flag 0 log_file "" log_to_console 1 mip_gap 0.001 mip_focus 1 crossover -1 method -1 num_chunks 2 epoch_type 2 epoch_duration 20000 num_epochs 10 alpha_threshold 0.1 switch_copy true debug false debug_output_file "" objective_type 3 solution_method 2 schedule_output_file "teccl/examples/schedules/dragonflyPlus_schedule.json" questi sono i parametri con cui ho chiamato la simulazione per quell'output di prima e questa è la topologia from teccl.input_data import TopologyParams from teccl.topologies.topology import Topology class DragonflyPlus(Topology): def __init__(self, topo_input: TopologyParams): # Inizializza prima gli attributi self.leaf_routers = getattr(topo_input, 'leaf_routers', None) self.spine_routers = getattr(topo_input, 'spine_routers', None) # Poi chiama il costruttore base super().__init__(topo_input) self.construct_topology(topo_input) def construct_topology(self, topo_input: TopologyParams): num_groups = topo_input.num_groups nodes_per_router = topo_input.hosts_per_router # Verifica che leaf e spine siano specificati if self.leaf_routers is None or self.spine_routers is None: raise ValueError("Devi specificare sia leaf_routers che spine_routers <text:soft-page-break/>in TopologyParams") # Calcola dimensione gruppo come somma di leaf e spine r = self.leaf_routers + self.spine_routers # Velocità differenziate speed_leaf = 220 / self.chunk_size # velocità link leaf (host-host e leaf-spine) speed_spine = 80 / self.chunk_size # velocità link spine (globali) alpha_intra = topo_input.alpha[0] if len(topo_input.alpha) &gt; 0 else 1.0 alpha_global = topo_input.alpha[1] if len(topo_input.alpha) &gt; 1 else alpha_intra * 10 self.node_per_chassis = num_groups * r * nodes_per_router self.capacity = [[0 for _ in range(self.node_per_chassis)] for _ in range(self.node_per_chassis)] self.alpha = [[-1 for _ in range(self.node_per_chassis)] for _ in range(self.node_per_chassis)] def get_node_id(group, router, local_id): return group * r * nodes_per_router + router * nodes_per_router + local_id # 1) Host connessi solo ai leaf router (intra-router host connections) for group in range(num_groups): for leaf in range(self.leaf_routers): node_ids = [get_node_id(group, leaf, i) for i in range(nodes_per_router)] for i in node_ids: for j in node_ids: if i != j: self.capacity[i][j] = speed_leaf self.alpha[i][j] = alpha_intra # 2) Intra-group leaf-spine connections (bipartite completo) for group in range(num_groups): for leaf in range(self.leaf_routers): for spine in range(self.leaf_routers, r): for local_id in range(nodes_per_router): i = get_node_id(group, leaf, local_id) j = get_node_id(group, spine, local_id) self.capacity[i][j] = speed_leaf self.capacity[j][i] = speed_leaf self.alpha[i][j] = alpha_intra self.alpha[j][i] = alpha_intra # 3) Global links tra spine router di gruppi diversi (fully connected) for spine in range(self.leaf_routers, r): for g1 in range(num_groups): for g2 in range(g1 + 1, num_groups): for local_id in range(nodes_per_router): i = get_node_id(g1, spine, local_id) j = get_node_id(g2, spine, local_id) self.capacity[i][j] = speed_spine self.capacity[j][i] = speed_spine self.alpha[i][j] = alpha_global self.alpha[j][i] = alpha_global def set_switch_indicies(self) -&gt; None: super().set_switch_indicies() mi sai dire di piu ora?</text:p>
      <text:p text:style-name="P19">Risposta</text:p>
      <text:p text:style-name="P19">Fonti</text:p>
      <text:p text:style-name="P19">·<text:span text:style-name="T2">1</text:span></text:p>
      <text:p text:style-name="P20">Allegato</text:p>
      <text:p text:style-name="P19">paste.txt</text:p>
      <text:section text:style-name="Sect1" text:name="markdown-content-15">
        <text:p text:style-name="P18">Assolutamente, ora con i parametri di chiamata e la topologia completa posso offrirti un’analisi ancora più precisa e dettagliata del comportamento della simulazione e del significato dei risultati.</text:p>
        <text:p text:style-name="Horizontal_20_Line"/>
        <text:h text:style-name="P2" text:outline-level="2"><text:span text:style-name="T1">1. </text:span><text:span text:style-name="Strong_20_Emphasis"><text:span text:style-name="T1">Cosa hai simulato</text:span></text:span></text:h>
        <text:p text:style-name="P23"><text:span text:style-name="T1">Hai lanciato una simulazione di una </text:span><text:span text:style-name="Strong_20_Emphasis"><text:span text:style-name="T1">rete DragonflyPlus</text:span></text:span><text:span text:style-name="T1"> con:</text:span></text:p>
        <text:list text:style-name="L11">
          <text:list-item>
            <text:p text:style-name="P28"><text:span text:style-name="Strong_20_Emphasis"><text:span text:style-name="T1">2 gruppi</text:span></text:span></text:p>
          </text:list-item>
          <text:list-item>
            <text:p text:style-name="P28"><text:span text:style-name="Strong_20_Emphasis"><text:span text:style-name="T1">2 spine router</text:span></text:span><text:span text:style-name="T1"> e </text:span><text:span text:style-name="Strong_20_Emphasis"><text:span text:style-name="T1">2 leaf router</text:span></text:span><text:span text:style-name="T1"> per gruppo</text:span></text:p>
          </text:list-item>
          <text:list-item>
            <text:p text:style-name="P28"><text:span text:style-name="Strong_20_Emphasis"><text:span text:style-name="T1">2 host per router</text:span></text:span></text:p>
          </text:list-item>
          <text:list-item>
            <text:p text:style-name="P28"><text:span text:style-name="Strong_20_Emphasis"><text:span text:style-name="T1">2 chunk</text:span></text:span><text:span text:style-name="T1"> per ogni trasferimento tra le GPU</text:span></text:p>
          </text:list-item>
          <text:list-item>
            <text:p text:style-name="P28"><text:span text:style-name="Strong_20_Emphasis"><text:span text:style-name="T1">10 epoche</text:span></text:span><text:span text:style-name="T1"> massime, ogni epoca di </text:span><text:span text:style-name="Strong_20_Emphasis"><text:span text:style-name="T1">20000</text:span></text:span><text:span text:style-name="T1"> unità di tempo</text:span></text:p>
          </text:list-item>
        </text:list>
        <text:p text:style-name="P18"><text:soft-page-break/>La rete risultante ha quindi:</text:p>
        <text:list text:style-name="L12">
          <text:list-item>
            <text:p text:style-name="P29"><text:span text:style-name="Strong_20_Emphasis"><text:span text:style-name="T1">16 nodi host totali</text:span></text:span><text:span text:style-name="T1"> (2 gruppi × 4 router × 2 host)</text:span></text:p>
          </text:list-item>
          <text:list-item>
            <text:p text:style-name="P30">Un routing e una capacità dei link differenziata tra intra-gruppo (più veloci) e inter-gruppo (più lenti), come da codice.</text:p>
          </text:list-item>
        </text:list>
        <text:p text:style-name="Horizontal_20_Line"/>
        <text:h text:style-name="P2" text:outline-level="2"><text:span text:style-name="T1">2. </text:span><text:span text:style-name="Strong_20_Emphasis"><text:span text:style-name="T1">Come funziona la trasmissione</text:span></text:span></text:h>
        <text:list text:style-name="L13">
          <text:list-item>
            <text:p text:style-name="P31">Ogni GPU deve ricevere 2 chunk da tutte le altre GPU.</text:p>
          </text:list-item>
          <text:list-item>
            <text:p text:style-name="P31">La trasmissione avviene in epoche: ogni epoca rappresenta una finestra temporale in cui vengono schedulati i flussi di chunk.</text:p>
          </text:list-item>
          <text:list-item>
            <text:p text:style-name="P31">L’algoritmo cerca di minimizzare il tempo totale (makespan) o di massimizzare l’efficienza, rispettando la capacità dei link e le priorità (alpha).</text:p>
          </text:list-item>
        </text:list>
        <text:p text:style-name="Horizontal_20_Line"/>
        <text:h text:style-name="P2" text:outline-level="2"><text:span text:style-name="T1">3. </text:span><text:span text:style-name="Strong_20_Emphasis"><text:span text:style-name="T1">Interpretazione dell’output</text:span></text:span></text:h>
        <text:h text:style-name="P2" text:outline-level="2"><text:span text:style-name="Strong_20_Emphasis"><text:span text:style-name="T1">a. Tempi di arrivo dei chunk</text:span></text:span></text:h>
        <text:p text:style-name="P18">Nel file allegato, per ogni coppia di GPU, trovi la tempistica di arrivo dei chunk.<text:line-break/>Esempio:</text:p>
        <text:p text:style-name="P3">json</text:p>
        <text:p text:style-name="P4"><text:span text:style-name="Source_20_Text"><text:span text:style-name="T1">"GPU 0": {</text:span></text:span></text:p>
        <text:p text:style-name="P4"><text:span text:style-name="Source_20_Text"><text:span text:style-name="T1"><text:s text:c="2"/>"GPU 1": { "Chunk 0": 20000, "Chunk 1": 20000 },</text:span></text:span></text:p>
        <text:p text:style-name="P4"><text:span text:style-name="Source_20_Text"><text:span text:style-name="T1"><text:s text:c="2"/>"GPU 10": { "Chunk 0": 60000, "Chunk 1": 60000 },</text:span></text:span></text:p>
        <text:p text:style-name="P4"><text:span text:style-name="Source_20_Text"><text:span text:style-name="T1"><text:s text:c="2"/>...</text:span></text:span></text:p>
        <text:p text:style-name="P5"><text:span text:style-name="Source_20_Text"><text:span text:style-name="T1">}</text:span></text:span></text:p>
        <text:list text:style-name="L14">
          <text:list-item>
            <text:p text:style-name="P32"><text:span text:style-name="Strong_20_Emphasis"><text:span text:style-name="T1">"Chunk 0": 20000</text:span></text:span><text:span text:style-name="T1"> significa che il chunk 0 inviato da GPU 1 a GPU 0 è stato ricevuto al termine della prima epoca.</text:span></text:p>
          </text:list-item>
          <text:list-item>
            <text:p text:style-name="P32"><text:span text:style-name="Strong_20_Emphasis"><text:span text:style-name="T1">"Chunk 0": 60000</text:span></text:span><text:span text:style-name="T1"> significa che il chunk 0 inviato da GPU 10 a GPU 0 è stato ricevuto dopo la terza epoca.</text:span></text:p>
          </text:list-item>
        </text:list>
        <text:h text:style-name="P2" text:outline-level="2"><text:span text:style-name="Strong_20_Emphasis"><text:span text:style-name="T1">b. Banda media</text:span></text:span></text:h>
        <text:list text:style-name="L15">
          <text:list-item>
            <text:p text:style-name="P33"><text:span text:style-name="Source_20_Text"><text:span text:style-name="T1">"5-Algo_Bandwidth": 3.2768</text:span></text:span><text:span text:style-name="T1"> indica la banda media effettivamente utilizzata.<text:line-break/>Questo valore dipende dalla capacità dei link e da quanto l’algoritmo è riuscito a saturare la </text:span><text:soft-page-break/><text:span text:style-name="T1">rete.</text:span></text:p>
          </text:list-item>
        </text:list>
        <text:h text:style-name="P2" text:outline-level="2"><text:span text:style-name="Strong_20_Emphasis"><text:span text:style-name="T1">c. Makespan</text:span></text:span></text:h>
        <text:list text:style-name="L16">
          <text:list-item>
            <text:p text:style-name="P34"><text:span text:style-name="Source_20_Text"><text:span text:style-name="T1">"4-Collective_Finish_Time": 80000</text:span></text:span><text:span text:style-name="T1"><text:line-break/>Tutti i trasferimenti sono completati entro 4 epoche (4 × 20000).</text:span></text:p>
          </text:list-item>
        </text:list>
        <text:p text:style-name="Horizontal_20_Line"/>
        <text:h text:style-name="P2" text:outline-level="2"><text:span text:style-name="T1">4. </text:span><text:span text:style-name="Strong_20_Emphasis"><text:span text:style-name="T1">L’algoritmo è ottimizzato?</text:span></text:span></text:h>
        <text:p text:style-name="P23"><text:span text:style-name="Strong_20_Emphasis"><text:span text:style-name="T1">Punti di forza:</text:span></text:span></text:p>
        <text:list text:style-name="L17">
          <text:list-item>
            <text:p text:style-name="P35">Tutti i chunk sono stati trasferiti e ricevuti entro il tempo massimo calcolato.</text:p>
          </text:list-item>
          <text:list-item>
            <text:p text:style-name="P35">I chunk sono distribuiti sulle epoche, segno che l’algoritmo ha sfruttato la parallelizzazione e la capacità della rete.</text:p>
          </text:list-item>
          <text:list-item>
            <text:p text:style-name="P35">La banda media è abbastanza elevata rispetto alla topologia e ai limiti imposti.</text:p>
          </text:list-item>
        </text:list>
        <text:p text:style-name="P23"><text:span text:style-name="Strong_20_Emphasis"><text:span text:style-name="T1">Limiti e considerazioni:</text:span></text:span></text:p>
        <text:list text:style-name="L18">
          <text:list-item>
            <text:p text:style-name="P36">Non hai saturato tutte le 10 epoche disponibili: la soluzione è quindi efficiente.</text:p>
          </text:list-item>
          <text:list-item>
            <text:p text:style-name="P37"><text:span text:style-name="T1">L’algoritmo usato (</text:span><text:span text:style-name="Source_20_Text"><text:span text:style-name="T1">solution_method: 2</text:span></text:span><text:span text:style-name="T1">, probabilmente euristico) e il mip_gap molto basso (</text:span><text:span text:style-name="Source_20_Text"><text:span text:style-name="T1">0.001</text:span></text:span><text:span text:style-name="T1">) suggeriscono che la soluzione è molto vicina all’ottimo, ma non necessariamente l’ottimo matematico assoluto.</text:span></text:p>
          </text:list-item>
          <text:list-item>
            <text:p text:style-name="P36">Per sapere se è davvero ottimale dovresti confrontare il makespan ottenuto con il lower bound teorico (ad esempio: dati totali da trasferire diviso la banda massima disponibile).</text:p>
          </text:list-item>
          <text:list-item>
            <text:p text:style-name="P36">Se il log di Gurobi o del solver riporta "optimal solution found", allora la soluzione è garantita ottima; altrimenti è una soluzione molto buona (quasi ottima).</text:p>
          </text:list-item>
        </text:list>
        <text:p text:style-name="Horizontal_20_Line"/>
        <text:h text:style-name="P2" text:outline-level="2"><text:span text:style-name="T1">5. </text:span><text:span text:style-name="Strong_20_Emphasis"><text:span text:style-name="T1">Cosa puoi concludere</text:span></text:span></text:h>
        <text:list text:style-name="L19">
          <text:list-item>
            <text:p text:style-name="P38"><text:span text:style-name="Strong_20_Emphasis"><text:span text:style-name="T1">La tua schedulazione è efficace e ben distribuita</text:span></text:span><text:span text:style-name="T1">: i chunk arrivano in tempi diversi, sfruttando la rete.</text:span></text:p>
          </text:list-item>
          <text:list-item>
            <text:p text:style-name="P38"><text:span text:style-name="Strong_20_Emphasis"><text:span text:style-name="T1">La soluzione è molto probabilmente vicina all’ottimo</text:span></text:span><text:span text:style-name="T1"> per questa topologia e questi parametri.</text:span></text:p>
          </text:list-item>
          <text:list-item>
            <text:p text:style-name="P38"><text:span text:style-name="Strong_20_Emphasis"><text:span text:style-name="T1">Hai un controllo dettagliato su dove e quando ogni chunk arriva</text:span></text:span><text:span text:style-name="T1">: puoi usare questi dati per analizzare colli di bottiglia, latenze e sfruttamento della rete.</text:span></text:p>
          </text:list-item>
          <text:list-item>
            <text:p text:style-name="P38"><text:soft-page-break/><text:span text:style-name="Strong_20_Emphasis"><text:span text:style-name="T1">La topologia DragonflyPlus</text:span></text:span><text:span text:style-name="T1"> che hai modellato è adatta a studiare scenari di comunicazione collettiva tra molti nodi, e il tuo output mostra che la struttura viene sfruttata bene.</text:span></text:p>
          </text:list-item>
        </text:list>
        <text:p text:style-name="Horizontal_20_Line"/>
        <text:h text:style-name="P2" text:outline-level="2"><text:span text:style-name="Strong_20_Emphasis"><text:span text:style-name="T1">In sintesi</text:span></text:span></text:h>
        <text:list text:style-name="L20">
          <text:list-item>
            <text:p text:style-name="P39">L’output mostra una schedulazione efficace dei trasferimenti collettivi tra tutte le GPU in una topologia DragonflyPlus.</text:p>
          </text:list-item>
          <text:list-item>
            <text:p text:style-name="P39">L’algoritmo ha trovato una soluzione molto efficiente, probabilmente vicina all’ottimo, sfruttando bene la capacità della rete e completando tutto in 4 epoche su 10 disponibili.</text:p>
          </text:list-item>
          <text:list-item>
            <text:p text:style-name="P39">Puoi fidarti della qualità della soluzione, soprattutto con i parametri di precisione che hai scelto.</text:p>
          </text:list-item>
        </text:list>
        <text:p text:style-name="P18">Se vuoi analizzare colli di bottiglia, ottimizzare ancora di più, o confrontare con altre topologie, posso aiutarti a impostare i confronti o a leggere i log del solver!</text:p>
      </text:section>
      <text:p text:style-name="P19">Condividi</text:p>
      <text:p text:style-name="P19">Esporta</text:p>
      <text:p text:style-name="P19">Rifai</text:p>
      <text:p text:style-name="P19">questa parte dell'output cosa rappresenta</text:p>
      <text:p text:style-name="P19">questa parte dell'output cosa rappresenta</text:p>
      <text:p text:style-name="P19">Risposta</text:p>
      <text:p text:style-name="P19">Fonti</text:p>
      <text:p text:style-name="P19">·<text:span text:style-name="T2">1</text:span></text:p>
      <text:p text:style-name="P20">Allegato</text:p>
      <text:p text:style-name="P19">paste.txt</text:p>
      <text:section text:style-name="Sect1" text:name="markdown-content-16">
        <text:p text:style-name="P23"><text:span text:style-name="T1">Certo! Ti spiego in modo chiaro e dettagliato cosa rappresenta questa parte dell’output, ovvero la sezione </text:span><text:span text:style-name="Source_20_Text"><text:span text:style-name="T1">"7-Flows"</text:span></text:span><text:span text:style-name="T1">.</text:span></text:p>
        <text:p text:style-name="Horizontal_20_Line"/>
        <text:h text:style-name="P2" text:outline-level="2"><text:span text:style-name="Strong_20_Emphasis"><text:span text:style-name="T1">Cosa rappresenta la sezione "7-Flows"</text:span></text:span></text:h>
        <text:p text:style-name="P23"><text:span text:style-name="T1">Questa sezione dell’output elenca </text:span><text:span text:style-name="Strong_20_Emphasis"><text:span text:style-name="T1">tutti i singoli trasferimenti di chunk</text:span></text:span><text:span text:style-name="T1"> che avvengono nella rete, specificando:</text:span></text:p>
        <text:list text:style-name="L21">
          <text:list-item>
            <text:p text:style-name="P40"><text:span text:style-name="Strong_20_Emphasis"><text:span text:style-name="T1">Quale chunk</text:span></text:span><text:span text:style-name="T1"> viene trasferito</text:span></text:p>
          </text:list-item>
          <text:list-item>
            <text:p text:style-name="P40"><text:span text:style-name="Strong_20_Emphasis"><text:span text:style-name="T1">Da quale nodo</text:span></text:span><text:span text:style-name="T1"> (o GPU) parte il chunk</text:span></text:p>
          </text:list-item>
          <text:list-item>
            <text:p text:style-name="P40"><text:span text:style-name="Strong_20_Emphasis"><text:span text:style-name="T1">A quale nodo</text:span></text:span><text:span text:style-name="T1"> arriva in quella fase</text:span></text:p>
          </text:list-item>
          <text:list-item>
            <text:p text:style-name="P40"><text:soft-page-break/><text:span text:style-name="Strong_20_Emphasis"><text:span text:style-name="T1">Su quale collegamento</text:span></text:span><text:span text:style-name="T1"> (ad esempio </text:span><text:span text:style-name="Source_20_Text"><text:span text:style-name="T1">3-&gt;7</text:span></text:span><text:span text:style-name="T1">)</text:span></text:p>
          </text:list-item>
          <text:list-item>
            <text:p text:style-name="P40"><text:span text:style-name="Strong_20_Emphasis"><text:span text:style-name="T1">In quale epoca</text:span></text:span><text:span text:style-name="T1"> avviene il trasferimento</text:span></text:p>
          </text:list-item>
        </text:list>
        <text:h text:style-name="P2" text:outline-level="2"><text:span text:style-name="Strong_20_Emphasis"><text:span text:style-name="T1">Esempio di riga</text:span></text:span></text:h>
        <text:p text:style-name="P3">text</text:p>
        <text:p text:style-name="P5"><text:span text:style-name="Source_20_Text"><text:span text:style-name="T1">"Chunk 1 from 3 traveled over 3-&gt;7 in epoch 0"</text:span></text:span></text:p>
        <text:p text:style-name="P23"><text:span text:style-name="Strong_20_Emphasis"><text:span text:style-name="T1">Significa:</text:span></text:span></text:p>
        <text:list text:style-name="L22">
          <text:list-item>
            <text:p text:style-name="P41"><text:span text:style-name="T1">Il </text:span><text:span text:style-name="Strong_20_Emphasis"><text:span text:style-name="T1">chunk 1</text:span></text:span><text:span text:style-name="T1"> (secondo chunk) proveniente dal nodo </text:span><text:span text:style-name="Strong_20_Emphasis"><text:span text:style-name="T1">3</text:span></text:span><text:span text:style-name="T1"> è stato trasferito dal nodo </text:span><text:span text:style-name="Strong_20_Emphasis"><text:span text:style-name="T1">3</text:span></text:span><text:span text:style-name="T1"> al nodo </text:span><text:span text:style-name="Strong_20_Emphasis"><text:span text:style-name="T1">7</text:span></text:span><text:span text:style-name="T1"> durante la </text:span><text:span text:style-name="Strong_20_Emphasis"><text:span text:style-name="T1">epoca 0</text:span></text:span><text:span text:style-name="T1"> (cioè nel primo intervallo temporale della simulazione).</text:span></text:p>
          </text:list-item>
        </text:list>
        <text:p text:style-name="Horizontal_20_Line"/>
        <text:h text:style-name="P2" text:outline-level="2"><text:span text:style-name="Strong_20_Emphasis"><text:span text:style-name="T1">Interpretazione pratica</text:span></text:span></text:h>
        <text:list text:style-name="L23">
          <text:list-item>
            <text:p text:style-name="P42"><text:span text:style-name="Strong_20_Emphasis"><text:span text:style-name="T1">Ogni riga</text:span></text:span><text:span text:style-name="T1"> descrive un “salto” (hop) di un chunk nella rete, in una particolare epoca.</text:span></text:p>
          </text:list-item>
          <text:list-item>
            <text:p text:style-name="P43">Se un chunk deve attraversare più nodi per arrivare a destinazione, ci saranno più righe per lo stesso chunk, ognuna per ogni hop e per ogni epoca in cui si muove.</text:p>
          </text:list-item>
          <text:list-item>
            <text:p text:style-name="P42"><text:span text:style-name="Strong_20_Emphasis"><text:span text:style-name="T1">I numeri dei nodi</text:span></text:span><text:span text:style-name="T1"> (es. 3, 7, 10, ecc.) rappresentano gli identificativi dei nodi della tua topologia (host, GPU, router, ecc.).</text:span></text:p>
          </text:list-item>
          <text:list-item>
            <text:p text:style-name="P42"><text:span text:style-name="Strong_20_Emphasis"><text:span text:style-name="T1">L’epoca</text:span></text:span><text:span text:style-name="T1"> indica in quale finestra temporale è avvenuto il trasferimento: epoch 0 è la prima, epoch 1 la seconda, e così via.</text:span></text:p>
          </text:list-item>
        </text:list>
        <text:p text:style-name="Horizontal_20_Line"/>
        <text:h text:style-name="P2" text:outline-level="2"><text:span text:style-name="Strong_20_Emphasis"><text:span text:style-name="T1">A cosa serve questa sezione?</text:span></text:span></text:h>
        <text:list text:style-name="L24">
          <text:list-item>
            <text:p text:style-name="P44"><text:span text:style-name="Strong_20_Emphasis"><text:span text:style-name="T1">Tracciamento dettagliato:</text:span></text:span><text:span text:style-name="T1"> Permette di vedere, passo dopo passo, come ogni chunk si muove nella rete, su quali collegamenti e in quali momenti.</text:span></text:p>
          </text:list-item>
          <text:list-item>
            <text:p text:style-name="P44"><text:span text:style-name="Strong_20_Emphasis"><text:span text:style-name="T1">Debug e analisi:</text:span></text:span><text:span text:style-name="T1"> Serve a capire se la schedulazione sfrutta bene la rete, se ci sono colli di bottiglia, se alcuni chunk fanno percorsi lunghi o complessi.</text:span></text:p>
          </text:list-item>
          <text:list-item>
            <text:p text:style-name="P44"><text:span text:style-name="Strong_20_Emphasis"><text:span text:style-name="T1">Ottimizzazione:</text:span></text:span><text:span text:style-name="T1"> Analizzando questi dati puoi migliorare la topologia, la schedulazione o i parametri per ottenere trasferimenti più rapidi o bilanciati.</text:span></text:p>
          </text:list-item>
        </text:list>
        <text:p text:style-name="Horizontal_20_Line"/>
        <text:h text:style-name="P2" text:outline-level="2"><text:soft-page-break/><text:span text:style-name="Strong_20_Emphasis"><text:span text:style-name="T1">Esempio visivo</text:span></text:span></text:h>
        <text:p text:style-name="P18">Se hai una riga come questa:</text:p>
        <text:p text:style-name="P3">text</text:p>
        <text:p text:style-name="P5"><text:span text:style-name="Source_20_Text"><text:span text:style-name="T1">"Chunk 0 from 4 traveled over 4-&gt;0 in epoch 0"</text:span></text:span></text:p>
        <text:p text:style-name="P18">Vuol dire che il chunk 0, che deve andare da 4 a 0, ha effettuato il trasferimento diretto in epoch 0.</text:p>
        <text:p text:style-name="P18">Se invece hai:</text:p>
        <text:p text:style-name="P3">text</text:p>
        <text:p text:style-name="P4"><text:span text:style-name="Source_20_Text"><text:span text:style-name="T1">"Chunk 0 from 10 traveled over 10-&gt;14 in epoch 0"</text:span></text:span></text:p>
        <text:p text:style-name="P4"><text:span text:style-name="Source_20_Text"><text:span text:style-name="T1">"Chunk 0 from 10 traveled over 14-&gt;12 in epoch 1"</text:span></text:span></text:p>
        <text:p text:style-name="P5"><text:span text:style-name="Source_20_Text"><text:span text:style-name="T1">"Chunk 0 from 10 traveled over 12-&gt;0 in epoch 2"</text:span></text:span></text:p>
        <text:p text:style-name="P18">Vuol dire che lo stesso chunk 0, partito da 10, ha fatto tre salti in tre epoche diverse per arrivare a destinazione (nodo 0).</text:p>
        <text:p text:style-name="Horizontal_20_Line"/>
        <text:h text:style-name="P2" text:outline-level="2"><text:span text:style-name="Strong_20_Emphasis"><text:span text:style-name="T1">In sintesi</text:span></text:span></text:h>
        <text:p text:style-name="P23"><text:span text:style-name="T1">La sezione </text:span><text:span text:style-name="Source_20_Text"><text:span text:style-name="T1">"7-Flows"</text:span></text:span><text:span text:style-name="T1"> è il </text:span><text:span text:style-name="Strong_20_Emphasis"><text:span text:style-name="T1">log dettagliato di tutti i movimenti dei chunk nella rete</text:span></text:span><text:span text:style-name="T1">, utile per:</text:span></text:p>
        <text:list text:style-name="L25">
          <text:list-item>
            <text:p text:style-name="P45">Analizzare la sequenza dei trasferimenti</text:p>
          </text:list-item>
          <text:list-item>
            <text:p text:style-name="P45">Capire la saturazione e l’efficienza della rete</text:p>
          </text:list-item>
          <text:list-item>
            <text:p text:style-name="P45">Individuare eventuali colli di bottiglia o percorsi subottimali</text:p>
          </text:list-item>
        </text:list>
        <text:p text:style-name="P18">Se vuoi, posso aiutarti a estrarre informazioni aggregate da questa sezione, come il percorso più lungo, il numero di hop medio, o la congestione su certi link!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06:57:17.346939846</meta:creation-date>
    <dc:date>2025-06-22T07:00:34.461116927</dc:date>
    <meta:editing-duration>PT3M19S</meta:editing-duration>
    <meta:editing-cycles>1</meta:editing-cycles>
    <meta:document-statistic meta:table-count="0" meta:image-count="0" meta:object-count="0" meta:page-count="12" meta:paragraph-count="206" meta:word-count="3078" meta:character-count="20565" meta:non-whitespace-character-count="17710"/>
    <meta:generator>LibreOffice/24.8.6.2$Linux_X86_64 LibreOffice_project/480$Build-2</meta:generator>
  </office:meta>
</office:document-meta>
</file>